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2.6992in" svg:y="0.0209in">
            <draw:object draw:notify-on-update-of-ranges="Sheet1.A1:Sheet1.A1 Sheet1.A2:Sheet1.A27 Sheet1.B1:Sheet1.B1 Sheet1.B2:Sheet1.B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_rand</text:p>
          </table:table-cell>
          <table:table-cell office:value-type="string" calcext:value-type="string">
            <text:p>Y_rand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.85" calcext:value-type="float">
            <text:p>67.85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.37" calcext:value-type="float">
            <text:p>35.37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.6" calcext:value-type="float">
            <text:p>27.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2.37" calcext:value-type="float">
            <text:p>32.37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.57" calcext:value-type="float">
            <text:p>95.57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.69" calcext:value-type="float">
            <text:p>65.6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3.22" calcext:value-type="float">
            <text:p>53.22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2.8" calcext:value-type="float">
            <text:p>72.8</text:p>
          </table:table-cell>
          <table:table-cell table:number-columns-repeated="1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.83" calcext:value-type="float">
            <text:p>6.83</text:p>
          </table:table-cell>
          <table:table-cell table:number-columns-repeated="1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.99" calcext:value-type="float">
            <text:p>39.9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94" calcext:value-type="float">
            <text:p>7.94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2.95" calcext:value-type="float">
            <text:p>92.95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19" calcext:value-type="float">
            <text:p>15.19</text:p>
          </table:table-cell>
          <table:table-cell table:number-columns-repeated="1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5.39" calcext:value-type="float">
            <text:p>25.39</text:p>
          </table:table-cell>
          <table:table-cell table:number-columns-repeated="1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38" calcext:value-type="float">
            <text:p>5.3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83" calcext:value-type="float">
            <text:p>10.83</text:p>
          </table:table-cell>
          <table:table-cell table:number-columns-repeated="1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8.88" calcext:value-type="float">
            <text:p>38.88</text:p>
          </table:table-cell>
          <table:table-cell table:number-columns-repeated="1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table:number-columns-repeated="1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6.19" calcext:value-type="float">
            <text:p>56.19</text:p>
          </table:table-cell>
          <table:table-cell table:number-columns-repeated="1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7.41" calcext:value-type="float">
            <text:p>37.4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.8" calcext:value-type="float">
            <text:p>25.8</text:p>
          </table:table-cell>
          <table:table-cell table:number-columns-repeated="10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.98" calcext:value-type="float">
            <text:p>90.98</text:p>
          </table:table-cell>
          <table:table-cell table:number-columns-repeated="1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0.51" calcext:value-type="float">
            <text:p>50.51</text:p>
          </table:table-cell>
          <table:table-cell table:number-columns-repeated="2"/>
          <table:table-cell table:style-name="ce2" office:value-type="string" calcext:value-type="string">
            <text:p>Podemos treinar um modelo que encontre</text:p>
          </table:table-cell>
          <table:table-cell table:style-name="ce2"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8.94" calcext:value-type="float">
            <text:p>18.94</text:p>
          </table:table-cell>
          <table:table-cell table:number-columns-repeated="2"/>
          <table:table-cell table:style-name="ce2" office:value-type="string" calcext:value-type="string">
            <text:p>algum tipo de relação linear entre ambas as variáveis, inclusivamente transformando os dados? Porquê?</text:p>
          </table:table-cell>
          <table:table-cell table:style-name="ce2"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4.17" calcext:value-type="float">
            <text:p>34.17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9.74" calcext:value-type="float">
            <text:p>39.74</text:p>
          </table:table-cell>
          <table:table-cell table:number-columns-repeated="2"/>
          <table:table-cell table:style-name="ce2" office:value-type="string" calcext:value-type="string">
            <text:p>Podemos sim, usando a regecao linear podemos tentar encontrar os proximos pontos, nao vao ser 100% certos</text:p>
          </table:table-cell>
          <table:table-cell table:style-name="ce2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53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3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3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currency-style style:name="N151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1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1P2" style:volatile="true">
      <number:text> </number:text>
      <number:currency-symbol/>
      <number:fill-character> </number:fill-character>
      <number:text>- </number:text>
    </number:currency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0P2" style:volatile="true">
      <number:text> </number:text>
      <number:fill-character> </number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49P0" style:volatile="true">
      <number:number number:decimal-places="2" number:min-decimal-places="2" number:min-integer-digits="1" number:grouping="true"/>
      <number:text> </number:text>
    </number:number-style>
    <number:number-style style:name="N14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currency-style style:name="N14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7P0"/>
    </number:currency-style>
    <number:currency-style style:name="N14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6P0"/>
    </number:currency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currency-style style:name="N14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4P0"/>
    </number:currency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42">
      <number:hours/>
      <number:text>:</number:text>
      <number:minutes number:style="long"/>
      <number:text>:</number:text>
      <number:seconds number:style="long"/>
    </number:time-style>
    <number:time-style style:name="N141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  <number:text> </number:text>
      <number:am-pm/>
    </number:time-style>
    <number:date-style style:name="N138"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5">
      <number:month/>
      <number:text>/</number:text>
      <number:day/>
      <number:text>/</number:text>
      <number:year number:style="long"/>
    </number:date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2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7P2" style:volatile="true">
      <number:currency-symbol/>
      <number:fill-character> </number:fill-character>
      <number:text>- </number:text>
    </number:currency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1T20:13:03.331760618</meta:creation-date>
    <dc:date>2024-02-11T20:32:57.485905459</dc:date>
    <meta:editing-duration>PT7M36S</meta:editing-duration>
    <meta:editing-cycles>1</meta:editing-cycles>
    <meta:document-statistic meta:table-count="1" meta:cell-count="5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326cm" svg:y="3.955cm" style:legend-expansion="high" chart:style-name="ch2"/>
        <chart:plot-area chart:style-name="ch3" table:cell-range-address="Sheet1.A1:Sheet1.B27" chart:data-source-has-labels="row" svg:x="0.319cm" svg:y="0.18cm" svg:width="11.688cm" svg:height="8.646cm">
          <chart:coordinate-region svg:x="1.126cm" svg:y="0.379cm" svg:width="10.694cm" svg:height="7.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7" chart:label-cell-address="Sheet1.B1:Sheet1.B1" chart:class="chart:scatter">
            <chart:domain table:cell-range-address="Sheet1.A2:Sheet1.A27"/>
            <chart:regression-curve chart:style-name="ch8"/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_rand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7</svg:desc>
                </draw:g>
              </table:table-cell>
              <table:table-cell office:value-type="float" office:value="67.85">
                <text:p>67.85</text:p>
                <draw:g>
                  <svg:desc>Sheet1.B2:Sheet1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5.37">
                <text:p>35.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32.37">
                <text:p>32.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5.57">
                <text:p>95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65.69">
                <text:p>65.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53.22">
                <text:p>53.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6.83">
                <text:p>6.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  <table:table-cell office:value-type="float" office:value="39.99">
                <text:p>39.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7.94">
                <text:p>7.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">
                <text:p>22</text:p>
              </table:table-cell>
              <table:table-cell office:value-type="float" office:value="92.95">
                <text:p>92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15.19">
                <text:p>15.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25.39">
                <text:p>25.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5.38">
                <text:p>5.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10.83">
                <text:p>10.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">
                <text:p>32</text:p>
              </table:table-cell>
              <table:table-cell office:value-type="float" office:value="38.88">
                <text:p>38.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">
                <text:p>34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">
                <text:p>36</text:p>
              </table:table-cell>
              <table:table-cell office:value-type="float" office:value="56.19">
                <text:p>56.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37.41">
                <text:p>37.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90.98">
                <text:p>90.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50.51">
                <text:p>50.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">
                <text:p>46</text:p>
              </table:table-cell>
              <table:table-cell office:value-type="float" office:value="18.94">
                <text:p>18.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34.17">
                <text:p>34.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">
                <text:p>50</text:p>
              </table:table-cell>
              <table:table-cell office:value-type="float" office:value="39.74">
                <text:p>39.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